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cm" draw:marker-start="Extrémités_20_de_20_flèche_20_1" draw:marker-start-width="0.2cm" draw:marker-end="Extrémités_20_de_20_flèche_20_1" draw:marker-end-width="0.2cm" draw:fill-color="#ffffff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fill-color="#ffcc00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1.458cm" fo:min-width="1.704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1.412cm" fo:min-width="1.81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3cm" fo:min-width="0.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47cm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0.53cm" fo:min-width="0.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cc00"/>
      <style:paragraph-properties fo:text-align="center"/>
      <style:text-properties fo:font-size="12pt"/>
    </style:style>
    <style:style style:name="P5" style:family="paragraph">
      <loext:graphic-properties draw:fill="solid" draw:fill-color="#ffff99"/>
      <style:paragraph-properties fo:text-align="center"/>
      <style:text-properties fo:font-size="12pt"/>
    </style:style>
    <style:style style:name="P6" style:family="paragraph">
      <loext:graphic-properties draw:fill="solid" draw:fill-color="#ffff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cc0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xml:id="id4" draw:id="id4" draw:layer="layout" svg:width="2.872cm" svg:height="1.699cm" svg:x="3.328cm" svg:y="5.4cm">
          <text:p text:style-name="P1"><text:span text:style-name="T1">La métrologie</text:span></text:p>
          <text:p text:style-name="P1"><text:span text:style-name="T1"><text:s/></text:span><text:span text:style-name="T1">DLCF réalise</text:span></text:p>
          <text:p text:style-name="P1"><text:span text:style-name="T1"><text:s/></text:span><text:span text:style-name="T1">l’essai</text:span></text:p>
        </draw:rect>
        <draw:rect draw:style-name="gr1" draw:text-style-name="P2" xml:id="id11" draw:id="id11" draw:layer="layout" svg:width="4.425cm" svg:height="1.933cm" svg:x="10.462cm" svg:y="13.328cm">
          <text:p text:style-name="P1"><text:span text:style-name="T1">La métrologie DLCF </text:span></text:p>
          <text:p text:style-name="P1"><text:span text:style-name="T1">colle l’étiquette </text:span></text:p>
          <text:p text:style-name="P1"><text:span text:style-name="T1">sur le matériel </text:span></text:p>
        </draw:rect>
        <draw:rect draw:style-name="gr2" draw:text-style-name="P3" xml:id="id1" draw:id="id1" draw:layer="layout" svg:width="3.232cm" svg:height="1.571cm" svg:x="11.768cm" svg:y="0.6cm">
          <text:p text:style-name="P1"><text:span text:style-name="T1">Essai à réaliser </text:span></text:p>
          <text:p text:style-name="P1"><text:span text:style-name="T1">en interne ?</text:span></text:p>
        </draw:rect>
        <draw:rect draw:style-name="gr1" draw:text-style-name="P2" xml:id="id8" draw:id="id8" draw:layer="layout" svg:width="2.764cm" svg:height="1.444cm" svg:x="21.636cm" svg:y="5.156cm">
          <text:p text:style-name="P1"><text:span text:style-name="T1">La métrologie</text:span></text:p>
          <text:p text:style-name="P1"><text:span text:style-name="T1">commande</text:span></text:p>
        </draw:rect>
        <draw:rect draw:style-name="gr3" draw:text-style-name="P4" xml:id="id6" draw:id="id6" draw:layer="layout" svg:width="2.764cm" svg:height="1.244cm" svg:x="14.636cm" svg:y="5.2cm">
          <text:p text:style-name="P1"><text:span text:style-name="T1">L’unité</text:span></text:p>
          <text:p text:style-name="P1"><text:span text:style-name="T1">commande</text:span></text:p>
        </draw:rect>
        <draw:rect draw:style-name="gr1" draw:text-style-name="P2" xml:id="id9" draw:id="id9" draw:layer="layout" svg:width="2.764cm" svg:height="1.444cm" svg:x="21.636cm" svg:y="7.156cm">
          <text:p text:style-name="P1"><text:span text:style-name="T1">La métrologie</text:span></text:p>
          <text:p text:style-name="P1"><text:span text:style-name="T1">reçoit le PV</text:span></text:p>
        </draw:rect>
        <draw:rect draw:style-name="gr3" draw:text-style-name="P4" xml:id="id7" draw:id="id7" draw:layer="layout" svg:width="2.764cm" svg:height="2.385cm" svg:x="14.636cm" svg:y="7.215cm">
          <text:p text:style-name="P1"><text:span text:style-name="T1">L’unité</text:span></text:p>
          <text:p text:style-name="P1"><text:span text:style-name="T1">reçoit le PV et </text:span></text:p>
          <text:p text:style-name="P1"><text:span text:style-name="T1">en transmet </text:span></text:p>
          <text:p text:style-name="P1"><text:span text:style-name="T1">un scan à </text:span></text:p>
          <text:p text:style-name="P1"><text:span text:style-name="T1">la métrologie</text:span></text:p>
        </draw:rect>
        <draw:custom-shape draw:style-name="gr4" draw:text-style-name="P5" xml:id="id2" draw:id="id2" draw:layer="layout" svg:width="4.408cm" svg:height="3.414cm" svg:x="5.6cm" svg:y="1.986cm">
          <text:p text:style-name="P1"><text:span text:style-name="T1">Essais à réaliser </text:span></text:p>
          <text:p text:style-name="P1"><text:span text:style-name="T1">par la </text:span></text:p>
          <text:p text:style-name="P1"><text:span text:style-name="T1">métrologi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3" draw:id="id3" draw:layer="layout" svg:width="4.624cm" svg:height="3.323cm" svg:x="16.831cm" svg:y="2.047cm">
          <text:p text:style-name="P1"><text:span text:style-name="T2">Commande à</text:span></text:p>
          <text:p text:style-name="P1"><text:span text:style-name="T2"><text:s/></text:span><text:span text:style-name="T2">un prestataire </text:span></text:p>
          <text:p text:style-name="P1"><text:span text:style-name="T2">extérieur par </text:span></text:p>
          <text:p text:style-name="P1"><text:span text:style-name="T2">la métrologi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10" draw:id="id10" draw:layer="layout" svg:width="4.425cm" svg:height="1.933cm" svg:x="10.4cm" svg:y="10.683cm">
          <text:p text:style-name="P1"><text:span text:style-name="T1">La métrologie DLCF </text:span></text:p>
          <text:p text:style-name="P1"><text:span text:style-name="T1">met à jour GEPI</text:span></text:p>
        </draw:rect>
        <draw:connector draw:style-name="gr6" draw:text-style-name="P1" draw:layer="layout" svg:x1="11.768cm" svg:y1="1.385cm" svg:x2="7.804cm" svg:y2="1.986cm" draw:start-shape="id1" draw:start-glue-point="3" draw:end-shape="id2" draw:end-glue-point="4" svg:d="M11768 1385h-3964v601" svg:viewBox="0 0 3965 602">
          <text:p text:style-name="P1">oui</text:p>
        </draw:connector>
        <draw:connector draw:style-name="gr6" draw:text-style-name="P1" draw:layer="layout" svg:x1="15cm" svg:y1="1.385cm" svg:x2="19.143cm" svg:y2="2.047cm" draw:start-shape="id1" draw:start-glue-point="1" draw:end-shape="id3" draw:end-glue-point="4" svg:d="M15000 1385h4143v662" svg:viewBox="0 0 4144 663">
          <text:p text:style-name="P1">non</text:p>
        </draw:connector>
        <draw:connector draw:style-name="gr6" draw:text-style-name="P1" draw:layer="layout" svg:x1="5.6cm" svg:y1="3.693cm" svg:x2="4.764cm" svg:y2="5.4cm" draw:start-shape="id2" draw:start-glue-point="5" draw:end-shape="id4" draw:end-glue-point="0" svg:d="M5600 3693h-836v1707" svg:viewBox="0 0 837 1708">
          <text:p text:style-name="P1">oui</text:p>
        </draw:connector>
        <draw:rect draw:style-name="gr3" draw:text-style-name="P4" xml:id="id5" draw:id="id5" draw:layer="layout" svg:width="4.12cm" svg:height="3.089cm" svg:x="9cm" svg:y="5.4cm">
          <text:p text:style-name="P1"><text:span text:style-name="T1">L’unité réalise</text:span></text:p>
          <text:p text:style-name="P1"><text:span text:style-name="T1">la vérification, rédige</text:span></text:p>
          <text:p text:style-name="P1"><text:span text:style-name="T1">le constat de </text:span></text:p>
          <text:p text:style-name="P1"><text:span text:style-name="T1">vérification </text:span></text:p>
          <text:p text:style-name="P1"><text:span text:style-name="T1">et le transmet </text:span></text:p>
          <text:p text:style-name="P1"><text:span text:style-name="T1">à la métrologie</text:span></text:p>
        </draw:rect>
        <draw:connector draw:style-name="gr6" draw:text-style-name="P1" draw:layer="layout" svg:x1="10.008cm" svg:y1="3.693cm" svg:x2="11.06cm" svg:y2="5.4cm" draw:start-shape="id2" draw:start-glue-point="7" draw:end-shape="id5" draw:end-glue-point="0" svg:d="M10008 3693h1052v1707" svg:viewBox="0 0 1053 1708">
          <text:p text:style-name="P1">non</text:p>
        </draw:connector>
        <draw:connector draw:style-name="gr6" draw:text-style-name="P1" draw:layer="layout" svg:x1="16.831cm" svg:y1="3.709cm" svg:x2="16.018cm" svg:y2="5.2cm" draw:start-shape="id3" draw:start-glue-point="5" draw:end-shape="id6" svg:d="M16831 3709h-813v1491" svg:viewBox="0 0 814 1492">
          <text:p text:style-name="P1">non</text:p>
        </draw:connector>
        <draw:connector draw:style-name="gr7" draw:text-style-name="P1" draw:layer="layout" svg:x1="16.018cm" svg:y1="6.444cm" svg:x2="16.018cm" svg:y2="7.215cm" draw:start-shape="id6" draw:start-glue-point="2" draw:end-shape="id7" draw:end-glue-point="0" svg:d="M16018 6444v771" svg:viewBox="0 0 1 772">
          <text:p/>
        </draw:connector>
        <draw:connector draw:style-name="gr6" draw:text-style-name="P1" draw:layer="layout" svg:x1="21.455cm" svg:y1="3.709cm" svg:x2="23.018cm" svg:y2="5.156cm" draw:start-shape="id3" draw:start-glue-point="7" draw:end-shape="id8" draw:end-glue-point="0" svg:d="M21455 3709h1563v1447" svg:viewBox="0 0 1564 1448">
          <text:p text:style-name="P1">oui</text:p>
        </draw:connector>
        <draw:connector draw:style-name="gr7" draw:text-style-name="P1" draw:layer="layout" svg:x1="23.018cm" svg:y1="6.6cm" svg:x2="23.018cm" svg:y2="7.156cm" draw:start-shape="id8" draw:start-glue-point="2" draw:end-shape="id9" svg:d="M23018 6600v556" svg:viewBox="0 0 1 557">
          <text:p/>
        </draw:connector>
        <draw:connector draw:style-name="gr7" draw:text-style-name="P1" draw:layer="layout" svg:x1="4.764cm" svg:y1="7.099cm" svg:x2="10.4cm" svg:y2="11.649cm" draw:start-shape="id4" draw:start-glue-point="2" draw:end-shape="id10" draw:end-glue-point="3" svg:d="M4764 7099v4550h5636" svg:viewBox="0 0 5637 4551">
          <text:p/>
        </draw:connector>
        <draw:connector draw:style-name="gr8" draw:text-style-name="P7" draw:layer="layout" svg:x1="23.018cm" svg:y1="8.6cm" svg:x2="14.825cm" svg:y2="11.649cm" draw:start-shape="id9" draw:start-glue-point="2" draw:end-shape="id10" draw:end-glue-point="1" svg:d="M23018 8600v3049h-8193" svg:viewBox="0 0 8194 3050">
          <text:p/>
        </draw:connector>
        <draw:connector draw:style-name="gr7" draw:text-style-name="P1" draw:layer="layout" svg:x1="16.018cm" svg:y1="9.6cm" svg:x2="14.825cm" svg:y2="11.649cm" draw:start-shape="id7" draw:start-glue-point="2" draw:end-shape="id10" draw:end-glue-point="1" svg:d="M16018 9600v2049h-1193" svg:viewBox="0 0 1194 2050">
          <text:p/>
        </draw:connector>
        <draw:connector draw:style-name="gr8" draw:text-style-name="P7" draw:layer="layout" svg:x1="9cm" svg:y1="6.944cm" svg:x2="10.4cm" svg:y2="11.649cm" draw:start-shape="id5" draw:start-glue-point="3" draw:end-shape="id10" draw:end-glue-point="3" svg:d="M9000 6944h-501v4705h1901" svg:viewBox="0 0 1902 4706">
          <text:p/>
        </draw:connector>
        <draw:connector draw:style-name="gr8" draw:text-style-name="P7" draw:layer="layout" svg:x1="12.612cm" svg:y1="12.616cm" svg:x2="12.674cm" svg:y2="13.328cm" draw:start-shape="id10" draw:start-glue-point="2" draw:end-shape="id11" draw:end-glue-point="0" svg:d="M12612 12616v356h62v356" svg:viewBox="0 0 63 713">
          <text:p/>
        </draw:connector>
        <draw:custom-shape draw:style-name="gr9" draw:text-style-name="P1" draw:layer="layout" svg:width="0.78cm" svg:height="0.78cm" svg:x="18.459cm" svg:y="12.34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773cm" svg:height="0.962cm" svg:x="19.485cm" svg:y="12.204cm">
          <draw:text-box>
            <text:p>métrologie</text:p>
          </draw:text-box>
        </draw:frame>
        <draw:custom-shape draw:style-name="gr11" draw:text-style-name="P9" draw:layer="layout" svg:width="0.78cm" svg:height="0.78cm" svg:x="18.459cm" svg:y="13.393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947cm" svg:height="0.963cm" svg:x="19.568cm" svg:y="13.353cm">
          <draw:text-box>
            <text:p>Unité concernée</text:p>
          </draw:text-box>
        </draw:frame>
        <draw:frame draw:style-name="gr13" draw:text-style-name="P8" draw:layer="layout" svg:width="6.873cm" svg:height="2.384cm" svg:x="1.518cm" svg:y="12.717cm">
          <draw:text-box>
            <text:p>Circuit de l’information</text:p>
            <text:p>Métrologique au DLCF</text:p>
            <text:p>21/01/2019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3:21:42.888000000</meta:creation-date>
    <dc:date>2019-01-21T13:41:23.933000000</dc:date>
    <meta:editing-duration>PT4M14S</meta:editing-duration>
    <meta:editing-cycles>3</meta:editing-cycles>
    <meta:generator>LibreOffice/6.1.4.2$Windows_X86_64 LibreOffice_project/9d0f32d1f0b509096fd65e0d4bec26ddd1938fd3</meta:generator>
    <meta:document-statistic meta:object-count="52"/>
  </office:meta>
</office:document-meta>
</file>